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09">06/09/2005</text:date>, <text:time>18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09T18:30:30</dc:date>
    <dc:language>en-US</dc:language>
    <meta:editing-cycles>64</meta:editing-cycles>
    <meta:editing-duration>PT1H53M13S</meta:editing-duration>
    <meta:user-defined meta:name="Info 1"/>
    <meta:user-defined meta:name="Info 2"/>
    <meta:user-defined meta:name="Info 3"/>
    <meta:user-defined meta:name="Info 4"/>
    <meta:document-statistic meta:table-count="3" meta:cell-count="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 ("WorkBooks Count is " + WorkBooks.Count)
MsgBox ("WorkSheets Count is " + WorkSheets.Count)
MsgBox("ActiveSheet Name is " + sheet.Name + " Cell A3 = " + sheet.Range("A3").Value )
MsgBox("Number of rows in the range is" + sheet.Range("A1:B3").Count )
sheet.Range("A1:B3").Clea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